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P6" style:parent-style-name="Heading1" style:family="paragraph">
      <style:text-properties style:font-name="Calibri" style:font-name-asian="Calibri" style:use-window-font-color="true" fo:font-size="11pt" style:font-size-asian="11pt" style:font-size-complex="11pt" fo:language="en" fo:country="US"/>
    </style:style>
    <style:style style:name="P7" style:parent-style-name="Normal" style:family="paragraph">
      <style:text-properties fo:font-size="11pt" style:font-size-asian="11pt" style:font-size-complex="11pt" fo:language="en" fo:country="US"/>
    </style:style>
    <style:style style:name="P8" style:parent-style-name="Heading1" style:family="paragraph">
      <style:text-properties style:font-name="Calibri" style:font-name-asian="Calibri" style:use-window-font-color="true" fo:font-size="11pt" style:font-size-asian="11pt" style:font-size-complex="11pt" fo:language="en" fo:country="US"/>
    </style:style>
    <style:style style:name="P9" style:parent-style-name="Normal" style:family="paragraph">
      <style:text-properties fo:font-size="11pt" style:font-size-asian="11pt" style:font-size-complex="11pt" fo:language="en" fo:country="US"/>
    </style:style>
    <style:style style:name="P10" style:parent-style-name="Heading1" style:family="paragraph">
      <style:text-properties fo:language="en" fo:country="US"/>
    </style:style>
    <style:style style:name="P11" style:parent-style-name="Normal" style:family="paragraph">
      <style:text-properties fo:language="en" fo:country="US"/>
    </style:style>
    <style:style style:name="P12" style:parent-style-name="ListParagraph" style:list-style-name="LFO1" style:family="paragraph">
      <style:text-properties style:font-name-asian="Calibri" fo:language="en" fo:country="US"/>
    </style:style>
    <style:style style:name="P13" style:parent-style-name="ListParagraph" style:list-style-name="LFO1" style:family="paragraph">
      <style:text-properties style:font-name-asian="Calibri" fo:language="en" fo:country="US"/>
    </style:style>
    <style:style style:name="P14" style:parent-style-name="ListParagraph" style:list-style-name="LFO1" style:family="paragraph">
      <style:text-properties style:font-name-asian="Calibri" fo:language="en" fo:country="US"/>
    </style:style>
    <style:style style:name="P15" style:parent-style-name="ListParagraph" style:list-style-name="LFO1" style:family="paragraph">
      <style:text-properties style:font-name-asian="Calibri" fo:language="en" fo:country="US"/>
    </style:style>
    <style:style style:name="P16" style:parent-style-name="ListParagraph" style:list-style-name="LFO1" style:family="paragraph">
      <style:text-properties style:font-name-asian="Calibri" fo:language="en" fo:country="US"/>
    </style:style>
    <style:style style:name="P17" style:parent-style-name="ListParagraph" style:list-style-name="LFO1" style:family="paragraph">
      <style:text-properties style:font-name-asian="Calibri" fo:language="en" fo:country="US"/>
    </style:style>
    <style:style style:name="P18" style:parent-style-name="ListParagraph" style:list-style-name="LFO1" style:family="paragraph">
      <style:text-properties style:font-name-asian="Calibri" fo:language="en" fo:country="US"/>
    </style:style>
    <style:style style:name="P19" style:parent-style-name="ListParagraph" style:list-style-name="LFO1" style:family="paragraph">
      <style:text-properties style:font-name-asian="Calibri" fo:language="en" fo:country="US"/>
    </style:style>
    <style:style style:name="P20" style:parent-style-name="ListParagraph" style:list-style-name="LFO1" style:family="paragraph">
      <style:text-properties style:font-name-asian="Calibri" fo:language="en" fo:country="US"/>
    </style:style>
    <style:style style:name="P21" style:parent-style-name="ListParagraph" style:list-style-name="LFO1" style:family="paragraph">
      <style:text-properties fo:language="en" fo:country="US"/>
    </style:style>
    <style:style style:name="P22" style:parent-style-name="ListParagraph" style:list-style-name="LFO1" style:family="paragraph">
      <style:text-properties fo:language="en" fo:country="US"/>
    </style:style>
    <style:style style:name="P23" style:parent-style-name="ListParagraph" style:list-style-name="LFO1" style:family="paragraph">
      <style:text-properties fo:language="en" fo:country="US"/>
    </style:style>
    <style:style style:name="P24" style:parent-style-name="Heading1"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office:automatic-styles>
  <office:body>
    <office:text text:use-soft-page-breaks="true">
      <text:p text:style-name="P1">Case study</text:p>
      <text:h text:style-name="P2" text:outline-level="1">Business task</text:h>
      <text:p text:style-name="P3">Annual members are more profitable. To maximize the number of annual members, we need to find a way to convert casual riders into annual members. The first step is to identify the differences between casual<text:s/>riders and annual members. Afterwards, we can use that data to understand what motivates an annual member to get a membership and why a casual rider might not want to. This way, we can develop a targeted marketing strategy for casual riders based on their<text:s/>demographics, behavior, and other differences.</text:p>
      <text:p text:style-name="P4">To identify the differences I will clean and analyze our data, from the Cyclistic trip datasets, and create a clear visualization.</text:p>
      <text:h text:style-name="P5" text:outline-level="1">Data sources</text:h>
      <text:h text:style-name="P6" text:outline-level="1">I will be using the divvy-tripdata dataset for the data files of<text:s/>'January 2022,' 'May 2022,' and 'September 2022,' ensuring that there is sufficient up-to-date data to use. Making sure my data is non-compromised, credible and not biased. This way, we can examine how the year 2022 unfolded across three different months,<text:s/>each with varying temperature, climate, hour cycle, etc.<text:s/></text:h>
      <text:p text:style-name="P7">The data has been made available by Motivate International Inc. under their license. Due to privacy, there will be no use of personally identifiable information.<text:s/></text:p>
      <text:h text:style-name="P8" text:outline-level="1">It's a large sample size over a period of time. There is no sampling bias because the datasets include all bike rides taken by all their members.</text:h>
      <text:p text:style-name="P9">Before use, there will be cleaning of the data.</text:p>
      <text:h text:style-name="P10" text:outline-level="1">Cleaning and manipulation steps</text:h>
      <text:p text:style-name="P11">I’ll use excel (as opposed to google sheets) as my tool of choice, because it’s a more powerful program and will handle bigger datasets better.</text:p>
      <text:list text:style-name="LFO1" text:continue-numbering="true">
        <text:list-item>
          <text:p text:style-name="P12">I make a backup of my dataset</text:p>
        </text:list-item>
        <text:list-item>
          <text:p text:style-name="P13">Split each variable into separate columns, using a comma as the delimiter</text:p>
        </text:list-item>
        <text:list-item>
          <text:p text:style-name="P14">Make them all the same alignment and correct formatting</text:p>
        </text:list-item>
        <text:list-item>
          <text:p text:style-name="P15">Get rid of duplicate ride ids</text:p>
        </text:list-item>
        <text:list-item>
          <text:p text:style-name="P16">Put a filter on the whole data set</text:p>
        </text:list-item>
        <text:list-item>
          <text:p text:style-name="P17">Checking for misfielded values, errors and missing values</text:p>
        </text:list-item>
        <text:list-item>
          <text:p text:style-name="P18">Remove blanks from each column with filter</text:p>
        </text:list-item>
        <text:list-item>
          <text:p text:style-name="P19">Check for typos like: misspellings, inconsistent capitalization, incorrect punctuation. And<text:s/>correcting them if necessary.<text:s/></text:p>
        </text:list-item>
        <text:list-item>
          <text:p text:style-name="P20">Copying the filtered/cleaned table to a new sheet. Now I have a clean dataset.</text:p>
        </text:list-item>
        <text:list-item>
          <text:p text:style-name="P21">Created a new column, to show how long each ride took and formatted it as [HH]:MM:SS time. I needed to use the square brackets, because my time exceeded 24 hours.</text:p>
        </text:list-item>
        <text:list-item>
          <text:p text:style-name="P22">Created a new column, to show the day of the week they started their ride</text:p>
        </text:list-item>
        <text:list-item>
          <text:p text:style-name="P23">Repeat for all my datasets</text:p>
        </text:list-item>
      </text:list>
      <text:h text:style-name="P24" text:outline-level="1">Analysis</text:h>
      <text:p text:style-name="P25">Besides calculating the average and maximum length of each ride and determining which day of the week was more popular in each month using Excel, I also created several pivot tables. These tables show the average ride length per user type, average ride length per day, and the number of users per day. I assigned each table a matching graph for easier data visualization. I then combined them in a new pivot table, noting the daily distribution of users by type. This allows for an easy comparison of the behavior between the two user types, I also added a graph of this one. I repeat this for the other data sets.</text:p>
      <text:p text:style-name="P26">These graphs already indicate that casual riders are less inclined to use the bikes in January, and they are more likely to opt for rides on the weekends. In contrast, members continue to use the bikes in January and more frequently throughout the workweek. Only 80,128 bikes were used in January, compared to 502,535 bikes in May and 535,143 bikes in September. Additionally, the average ride length decreases from 0:16:25 in September and 0:19:37 in May to 0:12:57 in January. On average, casual riders take longer trips, measured by time, in each month compared to members.</text:p>
      <text:p text:style-name="P27">Before conducting the final analysis in R, I add two new columns: 'month_started' and 'ride_length_min.' In the 'ride_length_min' column, I convert the ride length into minutes as a numeric value, simplifying the use<text:s/>of functions like max and min. Additionally, in the 'month_started' column, I include the month when the bike ride started for easy analysis. To avoid additional cleaning steps, I convert my clean data into CSV files. Subsequently, I merge my three dataframes into one named 'combined_trip' using the merge() function. Throughout the cleaning process, I ensure consistency in column names across all datasets, eliminating any duplicate columns during merging. I changed the numbers of my ‘day_of_week’ column into days using the weekday() function. After verifying the integrity of my new data frame, I save it using the write.csv() function.</text:p>
      <text:p text:style-name="Normal"><text:span text:style-name="T28">First, I created a graph</text:span><text:span text:style-name="T29">, using the ggplot() function,</text:span><text:span text:style-name="T30"><text:s/>illustrating the bike preferences of both user types, casual and member. The graph revealed that both casual and members favor the classic bike, while only casual riders utilize the docked bike. Subsequently, I explored the correlation between user types and daily bike usage for each month</text:span><text:span text:style-name="T31">.<text:s/></text:span><text:span text:style-name="T32">This analysis reveals that members use bikes more frequently each month compared to casual riders. On average, casual riders use their bikes more on weekends than weekdays, whereas members use their bikes more on weekdays than weekends. Interestingly, bike usage, for both casuals and members, decreases in January. However, it's noteworthy that members use bikes significantly more in January than casual riders.</text:span><text:span text:style-name="T3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2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277in" fo:line-height="100%"/>
      <style:text-properties style:font-name="Calibri Light" fo:color="#53813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Calibri Light" fo:color="#538135"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fo:color="#538135"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fo:color="#70AD47" fo:font-size="11pt" style:font-size-asian="11pt" style:font-size-complex="11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70AD47"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color="#70AD47"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70AD47"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70AD47"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70AD47"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fo:color="#262626" fo:letter-spacing="-0.0104in" fo:font-size="48pt" style:font-size-asian="48pt" style:font-size-complex="48pt" fo:hyphenate="false"/>
    </style:style>
    <style:style style:name="TitleChar" style:display-name="Title Char" style:family="text" style:parent-style-name="DefaultParagraphFont">
      <style:text-properties style:font-name="Calibri Light" style:font-name-asian="Times New Roman" style:font-name-complex="Times New Roman" fo:color="#262626" fo:letter-spacing="-0.0104in" fo:font-size="48pt" style:font-size-asian="48pt" style:font-size-complex="48pt"/>
    </style:style>
    <style:style style:name="Heading1Char" style:display-name="Heading 1 Char" style:family="text" style:parent-style-name="DefaultParagraphFont">
      <style:text-properties style:font-name="Calibri Light" style:font-name-asian="Times New Roman" style:font-name-complex="Times New Roman" fo:color="#538135" fo:font-size="20pt" style:font-size-asian="20pt" style:font-size-complex="2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538135"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538135"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color="#70AD47" fo:font-size="11pt" style:font-size-asian="11pt" style:font-size-complex="11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color="#70AD47"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color="#70AD47"/>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70AD47"/>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70AD47"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hyphenate="false"/>
    </style:style>
    <style:style style:name="Subtitle" style:display-name="Subtitle" style:family="paragraph" style:parent-style-name="Normal" style:next-style-name="Normal">
      <style:paragraph-properties fo:line-height="100%"/>
      <style:text-properties style:font-name="Calibri Light" fo:font-size="15pt" style:font-size-asian="15pt" style:font-size-complex="15pt" fo:hyphenate="false"/>
    </style:style>
    <style:style style:name="SubtitleChar" style:display-name="Subtitle Char" style:family="text" style:parent-style-name="DefaultParagraphFont">
      <style:text-properties style:font-name="Calibri Light" style:font-name-asian="Times New Roman" style:font-name-complex="Times New Roman"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70AD47"/>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262626" fo:hyphenate="false"/>
    </style:style>
    <style:style style:name="QuoteChar" style:display-name="Quote Char" style:family="text" style:parent-style-name="DefaultParagraphFont">
      <style:text-properties fo:font-style="italic" style:font-style-asian="italic" style:font-style-complex="italic" fo:color="#262626"/>
    </style:style>
    <style:style style:name="IntenseQuote" style:display-name="Intense Quote"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Calibri Light" fo:font-style="italic" style:font-style-asian="italic" style:font-style-complex="italic" fo:color="#70AD47"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font-style="italic" style:font-style-asian="italic" style:font-style-complex="italic" fo:color="#70AD47"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style>
    <style:style style:name="IntenseReference" style:display-name="Intense Reference" style:family="text" style:parent-style-name="DefaultParagraphFont">
      <style:text-properties fo:font-weight="bold" style:font-weight-asian="bold" style:font-weight-complex="bold" fo:font-variant="small-caps" fo:color="#70AD47"/>
    </style:style>
    <style:style style:name="BookTitle" style:display-name="Book Title" style:family="text" style:parent-style-name="DefaultParagraphFont">
      <style:text-properties fo:font-weight="bold" style:font-weight-asian="bold" style:font-weight-complex="bold" fo:text-transform="none" fo:font-variant="small-caps" fo:letter-spacing="0.0048in" fo:font-size="10.5pt" style:font-size-asian="10.5pt" style:font-size-complex="10.5pt"/>
    </style:style>
    <style:style style:name="TOCHeading" style:display-name="TOC Heading" style:family="paragraph" style:parent-style-name="Heading1" style:next-style-name="Normal" style:default-outline-level="1">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ma Vermeire</meta:initial-creator>
    <dc:creator>Emma Vermeire</dc:creator>
    <meta:creation-date>2023-12-06T15:25:00Z</meta:creation-date>
    <dc:date>2023-12-12T14:35:00Z</dc:date>
    <meta:template xlink:href="Normal.dotm" xlink:type="simple"/>
    <meta:editing-cycles>31</meta:editing-cycles>
    <meta:editing-duration>PT19800S</meta:editing-duration>
    <meta:document-statistic meta:page-count="2" meta:paragraph-count="10" meta:word-count="800" meta:character-count="5196" meta:row-count="36" meta:non-whitespace-character-count="4406"/>
  </office:meta>
</office:document-meta>
</file>